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86.0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4"/>
        <table:table-column table:style-name="co4" table:default-cell-style-name="ce6"/>
        <table:table-column table:style-name="co5" table:default-cell-style-name="ce9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13"/>
          <table:table-cell table:style-name="ce13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13"/>
          <table:table-cell table:style-name="ce13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gresado a la pestaña Registro</text:p>
          </table:table-cell>
          <table:covered-table-cell table:number-columns-repeated="4" table:style-name="ce13"/>
          <table:table-cell table:style-name="ce13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sumidor en la Base de Datos del sistema</text:p>
          </table:table-cell>
          <table:covered-table-cell table:number-columns-repeated="4" table:style-name="ce13"/>
          <table:table-cell table:style-name="ce13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/>
          <table:table-cell table:style-name="ce2" office:value-type="string" calcext:value-type="string">
            <text:p>Fecha:</text:p>
          </table:table-cell>
          <table:table-cell table:style-name="ce13"/>
          <table:table-cell table:style-name="ce2" office:value-type="string" calcext:value-type="string">
            <text:p>Versión:</text:p>
          </table:table-cell>
          <table:table-cell table:style-name="ce13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0"/>
          <table:covered-table-cell table:number-columns-repeated="4" table:style-name="ce11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10"/>
          <table:covered-table-cell table:number-columns-repeated="4" table:style-name="ce11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0"/>
          <table:covered-table-cell table:number-columns-repeated="4" table:style-name="ce11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rá de ingresar un correo electrónico y una contraseña válida, que serán la firma electrónica que identifique al Consumidor dentro del sistema. Se mostrará otra pantalla donde deberá de ingresar Datos Personales como: CURP, Nombre, Apellidos, Sexo, Fecha de nacimiento y un número(celular o fijo). Finalmente se mostrará otra pantalla donde ingresará su domicilio con: CP, Estado, Municipio, Colonia, Calle y Número.</text:p>
          </table:table-cell>
          <table:covered-table-cell table:number-columns-repeated="5" table:style-name="ce11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ingresa su correo electrónico, contraseña y la repetición de la contraseña</text:p>
          </table:table-cell>
          <table:covered-table-cell/>
          <table:table-cell/>
          <table:table-cell table:number-columns-spanned="2" table:number-rows-spanned="1"/>
          <table:covered-table-cell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, las contraseñas coincidan y cumplan con el uso mínimo de 1 letra mayúscula, un número y un símbolo! " # $ % &amp; ' ( ) * + , - . / : ; &lt; = &gt; ? @ [ \ ] ^ _` { | } ~</text:p>
          </table:table-cell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mensaje de credenciales disponibles y cambía a una pestaña con un formulario de Datos Personales</text:p>
          </table:table-cell>
          <table:covered-table-cell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El Consumidor ingresa su CURP, Nombres, Apellidos, Sexo, Fecha de nacimiento y un número(celular o fijo) junto con la extensión.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o falta ningún campo de llenar, la validéz del CURP, que los nombres y apellidos solo contengan caracteres alfabéticos y el número y extensión solo seán caracteres numéricos</text:p>
          </table:table-cell>
          <table:covered-table-cell/>
          <table:table-cell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pasa a una pestaña donde se tiene un formulario para ingresar el Domicilio</text:p>
          </table:table-cell>
          <table:covered-table-cell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sumidor ingresa su CP, Estado, Municipio, Colonia, Calle y Número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Consumidor verifica sus datos y da al botón “Registrar”</text:p>
          </table:table-cell>
          <table:covered-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El sistema verifica que no falta ningún campo de llenar, que el CP solo contenga caracters numéricos y que el número exterior contenga solo caracteres alfanuméricos</text:p>
          </table:table-cell>
          <table:covered-table-cell/>
          <table:table-cell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uestra un mensaje de éxito al registrar, logea directamente al Consumidor y muestra la página principal del Consumidor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El sistema muestra un mensaje de advertencia debido a que las credenciales ya están en uso o las contraseñas no coinciden o los campos no han sido llenados.El sistema borra los campos con la contraseña y se mantiene en la misma pestaña</text:p>
          </table:table-cell>
          <table:covered-table-cell/>
          <table:covered-table-cell table:style-name="ce14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o CURP no cumple con el formato o el Nombre y Apellidos cuentan con caracteres extraños o el celular y/o extensión tiene caracteres no numéricos. El sistema se mantiene en la misma pestaña</text:p>
          </table:table-cell>
          <table:covered-table-cell/>
          <table:covered-table-cell table:style-name="ce14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12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o el CP no cumple con el formato o el camo Número contiene caracteres no alfanuméricos. El sistema se mantiene en la misma pestaña</text:p>
          </table:table-cell>
          <table:covered-table-cell/>
          <table:covered-table-cell table:style-name="ce14"/>
          <table:covered-table-cell table:number-columns-repeated="2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1:00:05.542567907</dc:date>
    <meta:editing-duration>PT1H4M1S</meta:editing-duration>
    <meta:editing-cycles>16</meta:editing-cycles>
    <meta:generator>LibreOffice/6.2.7.1$Linux_X86_64 LibreOffice_project/20$Build-1</meta:generator>
    <meta:document-statistic meta:table-count="1" meta:cell-count="49" meta:object-count="0"/>
  </office:meta>
</office:document-meta>
</file>